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20pt" fo:font-weight="bold" officeooo:rsid="001bd271" officeooo:paragraph-rsid="001bd271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Liberation Sans" fo:font-size="20pt" fo:font-weight="bold" officeooo:rsid="001bd271" officeooo:paragraph-rsid="0026c404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Liberation Serif" fo:font-size="12pt" officeooo:rsid="001bd271" officeooo:paragraph-rsid="001bd271" style:font-size-asian="12pt" style:font-size-complex="12pt"/>
    </style:style>
    <style:style style:name="P4" style:family="paragraph" style:parent-style-name="Standard">
      <style:text-properties style:font-name="Liberation Serif" fo:font-size="12pt" officeooo:rsid="0026c404" officeooo:paragraph-rsid="0026c404" style:font-size-asian="12pt" style:font-size-complex="12pt"/>
    </style:style>
    <style:style style:name="P5" style:family="paragraph" style:parent-style-name="Standard">
      <style:text-properties style:font-name="Segoe Script" fo:font-size="12pt" officeooo:rsid="001bd271" officeooo:paragraph-rsid="001bd271" style:font-size-asian="12pt" style:font-size-complex="12pt"/>
    </style:style>
    <style:style style:name="P6" style:family="paragraph" style:parent-style-name="Standard">
      <style:text-properties style:use-window-font-color="true" loext:opacity="0%" style:font-name="Liberation Serif" fo:font-size="12pt" officeooo:rsid="001f15a8" officeooo:paragraph-rsid="001f15a8" style:font-size-asian="12pt" style:font-size-complex="12pt"/>
    </style:style>
    <style:style style:name="P7" style:family="paragraph" style:parent-style-name="Standard">
      <style:text-properties style:use-window-font-color="true" loext:opacity="0%" style:font-name="Liberation Serif" fo:font-size="12pt" officeooo:rsid="001f15a8" officeooo:paragraph-rsid="0026c404" style:font-size-asian="12pt" style:font-size-complex="12pt"/>
    </style:style>
    <style:style style:name="P8" style:family="paragraph" style:parent-style-name="Standard">
      <style:text-properties style:use-window-font-color="true" loext:opacity="0%" fo:font-size="18pt" officeooo:rsid="00250864" officeooo:paragraph-rsid="0026c404" style:font-size-asian="18pt" style:font-size-complex="18pt"/>
    </style:style>
    <style:style style:name="P9" style:family="paragraph" style:parent-style-name="Standard">
      <style:text-properties style:use-window-font-color="true" loext:opacity="0%" fo:font-size="18pt" officeooo:paragraph-rsid="0026c404" style:font-size-asian="18pt" style:font-size-complex="18pt"/>
    </style:style>
    <style:style style:name="P10" style:family="paragraph" style:parent-style-name="Standard">
      <style:text-properties fo:color="#3465a4" loext:opacity="100%" style:font-name="Liberation Serif" fo:font-size="12pt" officeooo:rsid="001f15a8" officeooo:paragraph-rsid="001f15a8" style:font-size-asian="12pt" style:font-size-complex="12pt"/>
    </style:style>
    <style:style style:name="P11" style:family="paragraph" style:parent-style-name="Standard">
      <style:text-properties fo:color="#ff0000" loext:opacity="100%" style:font-name="Liberation Serif" fo:font-size="12pt" officeooo:rsid="0022a452" officeooo:paragraph-rsid="0022a452" fo:background-color="#ffff00" style:font-size-asian="12pt" style:font-size-complex="12pt"/>
    </style:style>
    <style:style style:name="P12" style:family="paragraph" style:parent-style-name="Standard">
      <style:text-properties fo:color="#00a933" loext:opacity="100%" style:font-name="Liberation Serif" fo:font-size="12pt" officeooo:rsid="001f15a8" officeooo:paragraph-rsid="0026c404" fo:background-color="#000000" style:font-size-asian="12pt" style:font-size-complex="12pt"/>
    </style:style>
    <style:style style:name="P13" style:family="paragraph" style:parent-style-name="Standard">
      <style:text-properties fo:color="#2a6099" loext:opacity="100%" style:font-name="Liberation Serif" fo:font-size="12pt" officeooo:rsid="001f15a8" officeooo:paragraph-rsid="001f15a8" fo:background-color="#cccccc" style:font-size-asian="12pt" style:font-size-complex="12pt"/>
    </style:style>
    <style:style style:name="P14" style:family="paragraph" style:parent-style-name="Standard">
      <style:text-properties style:font-name="Liberation Mono" fo:font-size="10pt" officeooo:rsid="001bd271" officeooo:paragraph-rsid="001bd271" style:font-size-asian="10pt" style:font-size-complex="10pt"/>
    </style:style>
    <style:style style:name="P15" style:family="paragraph" style:parent-style-name="Standard">
      <style:text-properties officeooo:rsid="001bd271" officeooo:paragraph-rsid="0026c404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f15a8"/>
    </style:style>
    <style:style style:name="T3" style:family="text">
      <style:text-properties style:font-name="Liberation Serif" officeooo:rsid="00250864"/>
    </style:style>
    <style:style style:name="T4" style:family="text">
      <style:text-properties style:font-name="Liberation Serif" officeooo:rsid="00287e5b"/>
    </style:style>
    <style:style style:name="T5" style:family="text">
      <style:text-properties officeooo:rsid="001ca9b3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Liberation Serif"/>
    </style:style>
    <style:style style:name="T8" style:family="text">
      <style:text-properties style:text-position="sub 58%" style:font-name="Liberation Serif" officeooo:rsid="001f15a8"/>
    </style:style>
    <style:style style:name="T9" style:family="text">
      <style:text-properties style:text-position="sub 58%" style:font-name="Liberation Serif" officeooo:rsid="00250864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Liberation Serif" officeooo:rsid="00287e5b"/>
    </style:style>
    <style:style style:name="T12" style:family="text">
      <style:text-properties officeooo:rsid="00272a88"/>
    </style:style>
    <style:style style:name="T13" style:family="text">
      <style:text-properties officeooo:rsid="002af86f"/>
    </style:style>
    <style:style style:name="T14" style:family="text">
      <style:text-properties style:font-name="Liberation Sans"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4">Tipo de letra Liberation Sans </text:span></text:p>
      <text:p text:style-name="P2">de 20 puntos <text:span text:style-name="T5">Negrita</text:span></text:p>
      <text:p text:style-name="P1">Utilizado en títulos y encabezados</text:p>
      <text:p text:style-name="P3"/>
      <text:p text:style-name="P3">Tipo de letra Liberation Serif de 12 puntos</text:p>
      <text:p text:style-name="P3">Utilizado para texto normal</text:p>
      <text:p text:style-name="P3"/>
      <text:p text:style-name="P14">Tipo de letra Liberation Mono de 1<text:span text:style-name="T13">0</text:span> puntos</text:p>
      <text:p text:style-name="P14">Para imitar <text:span text:style-name="T5">a </text:span>una máquina de escribir</text:p>
      <text:p text:style-name="P3"/>
      <text:p text:style-name="P5">Tipo de letra Segoe Script de 18 puntos</text:p>
      <text:p text:style-name="P5">Para imitar la escritura a mano</text:p>
      <text:p text:style-name="P4"/>
      <text:p text:style-name="P4">Formato <text:span text:style-name="T6">subíndice</text:span> y <text:span text:style-name="T10">superíndice</text:span></text:p>
      <text:p text:style-name="P9"><text:span text:style-name="T2">V</text:span><text:span text:style-name="T8">final</text:span><text:span text:style-name="T2"> = </text:span><text:span text:style-name="T3">v</text:span><text:span text:style-name="T9">o</text:span><text:span text:style-name="T3"> + 0,5·a·</text:span><text:span text:style-name="T4">t</text:span><text:span text:style-name="T11">2</text:span></text:p>
      <text:p text:style-name="P8"><text:span text:style-name="T2">F</text:span><text:span text:style-name="T1">órmulas: CH</text:span><text:span text:style-name="T7">3</text:span><text:span text:style-name="T1">OH, C</text:span><text:span text:style-name="T7">2</text:span><text:span text:style-name="T1">H</text:span><text:span text:style-name="T7">5</text:span><text:span text:style-name="T1">OH</text:span></text:p>
      <text:p text:style-name="P7"/>
      <text:p text:style-name="P12">Color de letra verde <text:span text:style-name="T12">fondo negro</text:span>. </text:p>
      <text:p text:style-name="P13">Color de letra azul <text:span text:style-name="T12">fondo gris claro</text:span>.</text:p>
      <text:p text:style-name="P11">Color de letra rojo <text:span text:style-name="T12">fondo amarillo</text:span>.</text:p>
      <text:p text:style-name="P6"/>
      <text:p text:style-name="P6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2T20:26:28.764000000</meta:creation-date>
    <dc:date>2020-12-23T19:56:49.135000000</dc:date>
    <meta:editing-duration>PT4H44M12S</meta:editing-duration>
    <meta:editing-cycles>1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5" meta:word-count="86" meta:character-count="485" meta:non-whitespace-character-count="412"/>
  </office:meta>
</office:document-meta>
</file>